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serMetaDataRepository.valueFile( String user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UserMetaDataRepository.setAttribute( String username , Serializable value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UserMetaDataRepository.fileSystemSafeName( String value , String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UserMetaDataRepository.userDirectory( String us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UserMetaDataRepository.FileUserMetaDataRepository( final String bas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serMetaDataRepository.getAttribute( String username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UserMetaDataRepository.getBaseDire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UserMetaDataRepository.fileSystemSafe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etaDataRepository.clear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